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8404519774" calcext:value-type="float">
            <text:p>2.18084</text:p>
          </table:table-cell>
          <table:table-cell office:value-type="float" office:value="2.4383181920904" calcext:value-type="float">
            <text:p>2.43832</text:p>
          </table:table-cell>
          <table:table-cell office:value-type="float" office:value="3.31690657627119" calcext:value-type="float">
            <text:p>3.316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55529039548" calcext:value-type="float">
            <text:p>2.17555</text:p>
          </table:table-cell>
          <table:table-cell office:value-type="float" office:value="2.38543392090395" calcext:value-type="float">
            <text:p>2.38543</text:p>
          </table:table-cell>
          <table:table-cell office:value-type="float" office:value="3.15701261016949" calcext:value-type="float">
            <text:p>3.1570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273900564972" calcext:value-type="float">
            <text:p>2.37274</text:p>
          </table:table-cell>
          <table:table-cell office:value-type="float" office:value="2.10912228248588" calcext:value-type="float">
            <text:p>2.10912</text:p>
          </table:table-cell>
          <table:table-cell office:value-type="float" office:value="2.93396501694915" calcext:value-type="float">
            <text:p>2.933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150164971751" calcext:value-type="float">
            <text:p>2.3715</text:p>
          </table:table-cell>
          <table:table-cell office:value-type="float" office:value="2.09246729943503" calcext:value-type="float">
            <text:p>2.09247</text:p>
          </table:table-cell>
          <table:table-cell office:value-type="float" office:value="2.83612230508475" calcext:value-type="float">
            <text:p>2.8361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127979661017" calcext:value-type="float">
            <text:p>2.16128</text:p>
          </table:table-cell>
          <table:table-cell office:value-type="float" office:value="2.36731584180791" calcext:value-type="float">
            <text:p>2.36732</text:p>
          </table:table-cell>
          <table:table-cell office:value-type="float" office:value="3.12134454237288" calcext:value-type="float">
            <text:p>3.1213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25188700565" calcext:value-type="float">
            <text:p>2.20825</text:p>
          </table:table-cell>
          <table:table-cell office:value-type="float" office:value="2.35928092655367" calcext:value-type="float">
            <text:p>2.35928</text:p>
          </table:table-cell>
          <table:table-cell office:value-type="float" office:value="3.3345266440678" calcext:value-type="float">
            <text:p>3.334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35906682485876" calcext:value-type="float">
            <text:p>2.35907</text:p>
          </table:table-cell>
          <table:table-cell office:value-type="float" office:value="1.91940659887006" calcext:value-type="float">
            <text:p>1.91941</text:p>
          </table:table-cell>
          <table:table-cell office:value-type="float" office:value="2.42692637288136" calcext:value-type="float">
            <text:p>2.426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5893927683616" calcext:value-type="float">
            <text:p>2.35894</text:p>
          </table:table-cell>
          <table:table-cell office:value-type="float" office:value="1.96281950282486" calcext:value-type="float">
            <text:p>1.96282</text:p>
          </table:table-cell>
          <table:table-cell office:value-type="float" office:value="2.58805505084746" calcext:value-type="float">
            <text:p>2.588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25455819209" calcext:value-type="float">
            <text:p>2.34255</text:p>
          </table:table-cell>
          <table:table-cell office:value-type="float" office:value="2.09547292655367" calcext:value-type="float">
            <text:p>2.09547</text:p>
          </table:table-cell>
          <table:table-cell office:value-type="float" office:value="2.80158183050847" calcext:value-type="float">
            <text:p>2.801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06702824859" calcext:value-type="float">
            <text:p>2.22307</text:p>
          </table:table-cell>
          <table:table-cell office:value-type="float" office:value="2.33227414689266" calcext:value-type="float">
            <text:p>2.33227</text:p>
          </table:table-cell>
          <table:table-cell office:value-type="float" office:value="3.30005071186441" calcext:value-type="float">
            <text:p>3.300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081319774011" calcext:value-type="float">
            <text:p>2.33081</text:p>
          </table:table-cell>
          <table:table-cell office:value-type="float" office:value="2.10375896045198" calcext:value-type="float">
            <text:p>2.10376</text:p>
          </table:table-cell>
          <table:table-cell office:value-type="float" office:value="2.75259769491525" calcext:value-type="float">
            <text:p>2.75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332481355932" calcext:value-type="float">
            <text:p>2.32332</text:p>
          </table:table-cell>
          <table:table-cell office:value-type="float" office:value="2.0523348700565" calcext:value-type="float">
            <text:p>2.05233</text:p>
          </table:table-cell>
          <table:table-cell office:value-type="float" office:value="2.6918573559322" calcext:value-type="float">
            <text:p>2.691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545740112994" calcext:value-type="float">
            <text:p>2.31546</text:p>
          </table:table-cell>
          <table:table-cell office:value-type="float" office:value="2.11918610169492" calcext:value-type="float">
            <text:p>2.11919</text:p>
          </table:table-cell>
          <table:table-cell office:value-type="float" office:value="2.72820989830508" calcext:value-type="float">
            <text:p>2.728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1719389830508" calcext:value-type="float">
            <text:p>2.21719</text:p>
          </table:table-cell>
          <table:table-cell office:value-type="float" office:value="2.31124474576271" calcext:value-type="float">
            <text:p>2.31124</text:p>
          </table:table-cell>
          <table:table-cell office:value-type="float" office:value="3.1125933559322" calcext:value-type="float">
            <text:p>3.112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996029378531" calcext:value-type="float">
            <text:p>2.30996</text:p>
          </table:table-cell>
          <table:table-cell office:value-type="float" office:value="2.15951328813559" calcext:value-type="float">
            <text:p>2.15951</text:p>
          </table:table-cell>
          <table:table-cell office:value-type="float" office:value="2.916224" calcext:value-type="float">
            <text:p>2.916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30435251977401" calcext:value-type="float">
            <text:p>2.30435</text:p>
          </table:table-cell>
          <table:table-cell office:value-type="float" office:value="2.12855624858757" calcext:value-type="float">
            <text:p>2.12856</text:p>
          </table:table-cell>
          <table:table-cell office:value-type="float" office:value="2.88466684745763" calcext:value-type="float">
            <text:p>2.884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0128363841808" calcext:value-type="float">
            <text:p>2.20128</text:p>
          </table:table-cell>
          <table:table-cell office:value-type="float" office:value="2.30088409039548" calcext:value-type="float">
            <text:p>2.30088</text:p>
          </table:table-cell>
          <table:table-cell office:value-type="float" office:value="3.15108610169492" calcext:value-type="float">
            <text:p>3.151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94827118644" calcext:value-type="float">
            <text:p>2.25995</text:p>
          </table:table-cell>
          <table:table-cell office:value-type="float" office:value="2.29764838418079" calcext:value-type="float">
            <text:p>2.29765</text:p>
          </table:table-cell>
          <table:table-cell office:value-type="float" office:value="3.26321708474576" calcext:value-type="float">
            <text:p>3.263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78784180791" calcext:value-type="float">
            <text:p>2.24279</text:p>
          </table:table-cell>
          <table:table-cell office:value-type="float" office:value="2.2974226440678" calcext:value-type="float">
            <text:p>2.29742</text:p>
          </table:table-cell>
          <table:table-cell office:value-type="float" office:value="3.11221884745763" calcext:value-type="float">
            <text:p>3.112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961864180791" calcext:value-type="float">
            <text:p>2.29619</text:p>
          </table:table-cell>
          <table:table-cell office:value-type="float" office:value="2.12223952542373" calcext:value-type="float">
            <text:p>2.12224</text:p>
          </table:table-cell>
          <table:table-cell office:value-type="float" office:value="2.83789722033898" calcext:value-type="float">
            <text:p>2.83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226424858757" calcext:value-type="float">
            <text:p>2.29226</text:p>
          </table:table-cell>
          <table:table-cell office:value-type="float" office:value="2.11916334463277" calcext:value-type="float">
            <text:p>2.11916</text:p>
          </table:table-cell>
          <table:table-cell office:value-type="float" office:value="2.77296081355932" calcext:value-type="float">
            <text:p>2.772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68366779661" calcext:value-type="float">
            <text:p>2.28684</text:p>
          </table:table-cell>
          <table:table-cell office:value-type="float" office:value="2.16765938983051" calcext:value-type="float">
            <text:p>2.16766</text:p>
          </table:table-cell>
          <table:table-cell office:value-type="float" office:value="2.7925366779661" calcext:value-type="float">
            <text:p>2.792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474465536723" calcext:value-type="float">
            <text:p>2.28474</text:p>
          </table:table-cell>
          <table:table-cell office:value-type="float" office:value="2.1809906440678" calcext:value-type="float">
            <text:p>2.18099</text:p>
          </table:table-cell>
          <table:table-cell office:value-type="float" office:value="2.94403498305085" calcext:value-type="float">
            <text:p>2.944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888418079096" calcext:value-type="float">
            <text:p>2.26888</text:p>
          </table:table-cell>
          <table:table-cell office:value-type="float" office:value="2.19689039548023" calcext:value-type="float">
            <text:p>2.19689</text:p>
          </table:table-cell>
          <table:table-cell office:value-type="float" office:value="2.86619877966102" calcext:value-type="float">
            <text:p>2.86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239062146893" calcext:value-type="float">
            <text:p>2.23239</text:p>
          </table:table-cell>
          <table:table-cell office:value-type="float" office:value="2.26848836158192" calcext:value-type="float">
            <text:p>2.26849</text:p>
          </table:table-cell>
          <table:table-cell office:value-type="float" office:value="2.91342508474576" calcext:value-type="float">
            <text:p>2.913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333236158192" calcext:value-type="float">
            <text:p>2.26333</text:p>
          </table:table-cell>
          <table:table-cell office:value-type="float" office:value="2.24844320903955" calcext:value-type="float">
            <text:p>2.24844</text:p>
          </table:table-cell>
          <table:table-cell office:value-type="float" office:value="3.05396393220339" calcext:value-type="float">
            <text:p>3.053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117618079096" calcext:value-type="float">
            <text:p>2.26118</text:p>
          </table:table-cell>
          <table:table-cell office:value-type="float" office:value="2.18333516384181" calcext:value-type="float">
            <text:p>2.18334</text:p>
          </table:table-cell>
          <table:table-cell office:value-type="float" office:value="2.81758806779661" calcext:value-type="float">
            <text:p>2.8175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07684519774" calcext:value-type="float">
            <text:p>2.22077</text:p>
          </table:table-cell>
          <table:table-cell office:value-type="float" office:value="2.25951986440678" calcext:value-type="float">
            <text:p>2.25952</text:p>
          </table:table-cell>
          <table:table-cell office:value-type="float" office:value="3.01864976271186" calcext:value-type="float">
            <text:p>3.018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1197740113" calcext:value-type="float">
            <text:p>2.25812</text:p>
          </table:table-cell>
          <table:table-cell office:value-type="float" office:value="2.33443344632768" calcext:value-type="float">
            <text:p>2.33443</text:p>
          </table:table-cell>
          <table:table-cell office:value-type="float" office:value="3.47278698305085" calcext:value-type="float">
            <text:p>3.472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68174011299" calcext:value-type="float">
            <text:p>2.25568</text:p>
          </table:table-cell>
          <table:table-cell office:value-type="float" office:value="2.24838015819209" calcext:value-type="float">
            <text:p>2.24838</text:p>
          </table:table-cell>
          <table:table-cell office:value-type="float" office:value="3.05204420338983" calcext:value-type="float">
            <text:p>3.052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653629378531" calcext:value-type="float">
            <text:p>2.24654</text:p>
          </table:table-cell>
          <table:table-cell office:value-type="float" office:value="2.2519313220339" calcext:value-type="float">
            <text:p>2.25193</text:p>
          </table:table-cell>
          <table:table-cell office:value-type="float" office:value="3.07618359322034" calcext:value-type="float">
            <text:p>3.076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992829378531" calcext:value-type="float">
            <text:p>2.24993</text:p>
          </table:table-cell>
          <table:table-cell office:value-type="float" office:value="2.32320840677966" calcext:value-type="float">
            <text:p>2.32321</text:p>
          </table:table-cell>
          <table:table-cell office:value-type="float" office:value="3.35122440677966" calcext:value-type="float">
            <text:p>3.351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84962711864" calcext:value-type="float">
            <text:p>2.24985</text:p>
          </table:table-cell>
          <table:table-cell office:value-type="float" office:value="2.26283459887006" calcext:value-type="float">
            <text:p>2.26283</text:p>
          </table:table-cell>
          <table:table-cell office:value-type="float" office:value="3.15508989830508" calcext:value-type="float">
            <text:p>3.155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213627118644" calcext:value-type="float">
            <text:p>2.21214</text:p>
          </table:table-cell>
          <table:table-cell office:value-type="float" office:value="2.24642903954802" calcext:value-type="float">
            <text:p>2.24643</text:p>
          </table:table-cell>
          <table:table-cell office:value-type="float" office:value="2.89660094915254" calcext:value-type="float">
            <text:p>2.89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15082485876" calcext:value-type="float">
            <text:p>2.24315</text:p>
          </table:table-cell>
          <table:table-cell office:value-type="float" office:value="2.30091862146893" calcext:value-type="float">
            <text:p>2.30092</text:p>
          </table:table-cell>
          <table:table-cell office:value-type="float" office:value="3.10721111864407" calcext:value-type="float">
            <text:p>3.107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1593220339" calcext:value-type="float">
            <text:p>2.24016</text:p>
          </table:table-cell>
          <table:table-cell office:value-type="float" office:value="2.22675062146893" calcext:value-type="float">
            <text:p>2.22675</text:p>
          </table:table-cell>
          <table:table-cell office:value-type="float" office:value="2.83651498305085" calcext:value-type="float">
            <text:p>2.836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3633468926554" calcext:value-type="float">
            <text:p>2.23633</text:p>
          </table:table-cell>
          <table:table-cell office:value-type="float" office:value="2.29090225988701" calcext:value-type="float">
            <text:p>2.2909</text:p>
          </table:table-cell>
          <table:table-cell office:value-type="float" office:value="3.00306223728814" calcext:value-type="float">
            <text:p>3.003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522610169491" calcext:value-type="float">
            <text:p>2.23523</text:p>
          </table:table-cell>
          <table:table-cell office:value-type="float" office:value="2.30776327683616" calcext:value-type="float">
            <text:p>2.30776</text:p>
          </table:table-cell>
          <table:table-cell office:value-type="float" office:value="3.30117342372881" calcext:value-type="float">
            <text:p>3.301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433658757062" calcext:value-type="float">
            <text:p>2.23434</text:p>
          </table:table-cell>
          <table:table-cell office:value-type="float" office:value="2.3294089039548" calcext:value-type="float">
            <text:p>2.32941</text:p>
          </table:table-cell>
          <table:table-cell office:value-type="float" office:value="3.26520650847458" calcext:value-type="float">
            <text:p>3.2652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115050847458" calcext:value-type="float">
            <text:p>2.23115</text:p>
          </table:table-cell>
          <table:table-cell office:value-type="float" office:value="2.26070983050847" calcext:value-type="float">
            <text:p>2.26071</text:p>
          </table:table-cell>
          <table:table-cell office:value-type="float" office:value="3.0156146440678" calcext:value-type="float">
            <text:p>3.015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78868700565" calcext:value-type="float">
            <text:p>2.22789</text:p>
          </table:table-cell>
          <table:table-cell office:value-type="float" office:value="2.22818348022599" calcext:value-type="float">
            <text:p>2.22818</text:p>
          </table:table-cell>
          <table:table-cell office:value-type="float" office:value="2.81528433898305" calcext:value-type="float">
            <text:p>2.815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56074576271" calcext:value-type="float">
            <text:p>2.22656</text:p>
          </table:table-cell>
          <table:table-cell office:value-type="float" office:value="2.29342131073446" calcext:value-type="float">
            <text:p>2.29342</text:p>
          </table:table-cell>
          <table:table-cell office:value-type="float" office:value="3.14042386440678" calcext:value-type="float">
            <text:p>3.140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07900564972" calcext:value-type="float">
            <text:p>2.22608</text:p>
          </table:table-cell>
          <table:table-cell office:value-type="float" office:value="2.29532849717514" calcext:value-type="float">
            <text:p>2.29533</text:p>
          </table:table-cell>
          <table:table-cell office:value-type="float" office:value="3.01160108474576" calcext:value-type="float">
            <text:p>3.01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358124293785" calcext:value-type="float">
            <text:p>2.22358</text:p>
          </table:table-cell>
          <table:table-cell office:value-type="float" office:value="2.22784892655367" calcext:value-type="float">
            <text:p>2.22785</text:p>
          </table:table-cell>
          <table:table-cell office:value-type="float" office:value="2.83156555932203" calcext:value-type="float">
            <text:p>2.831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06178531073" calcext:value-type="float">
            <text:p>2.21906</text:p>
          </table:table-cell>
          <table:table-cell office:value-type="float" office:value="2.25547093785311" calcext:value-type="float">
            <text:p>2.25547</text:p>
          </table:table-cell>
          <table:table-cell office:value-type="float" office:value="2.90102128813559" calcext:value-type="float">
            <text:p>2.901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596531073446" calcext:value-type="float">
            <text:p>2.21597</text:p>
          </table:table-cell>
          <table:table-cell office:value-type="float" office:value="2.28606395480226" calcext:value-type="float">
            <text:p>2.28606</text:p>
          </table:table-cell>
          <table:table-cell office:value-type="float" office:value="3.11113762711864" calcext:value-type="float">
            <text:p>3.111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56324519774" calcext:value-type="float">
            <text:p>2.21563</text:p>
          </table:table-cell>
          <table:table-cell office:value-type="float" office:value="2.29770431638418" calcext:value-type="float">
            <text:p>2.2977</text:p>
          </table:table-cell>
          <table:table-cell office:value-type="float" office:value="3.03793003389831" calcext:value-type="float">
            <text:p>3.037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339945762712" calcext:value-type="float">
            <text:p>2.2134</text:p>
          </table:table-cell>
          <table:table-cell office:value-type="float" office:value="2.31589877966102" calcext:value-type="float">
            <text:p>2.3159</text:p>
          </table:table-cell>
          <table:table-cell office:value-type="float" office:value="3.15548989830508" calcext:value-type="float">
            <text:p>3.155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0024743502825" calcext:value-type="float">
            <text:p>2.20025</text:p>
          </table:table-cell>
          <table:table-cell office:value-type="float" office:value="2.37990528813559" calcext:value-type="float">
            <text:p>2.37991</text:p>
          </table:table-cell>
          <table:table-cell office:value-type="float" office:value="3.39470942372881" calcext:value-type="float">
            <text:p>3.394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0003197740113" calcext:value-type="float">
            <text:p>2.20003</text:p>
          </table:table-cell>
          <table:table-cell office:value-type="float" office:value="2.30390316384181" calcext:value-type="float">
            <text:p>2.3039</text:p>
          </table:table-cell>
          <table:table-cell office:value-type="float" office:value="3.09961572881356" calcext:value-type="float">
            <text:p>3.099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35916384181" calcext:value-type="float">
            <text:p>2.19536</text:p>
          </table:table-cell>
          <table:table-cell office:value-type="float" office:value="2.38438164971751" calcext:value-type="float">
            <text:p>2.38438</text:p>
          </table:table-cell>
          <table:table-cell office:value-type="float" office:value="3.11853722033898" calcext:value-type="float">
            <text:p>3.118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25905084746" calcext:value-type="float">
            <text:p>2.19326</text:p>
          </table:table-cell>
          <table:table-cell office:value-type="float" office:value="2.3382575819209" calcext:value-type="float">
            <text:p>2.33826</text:p>
          </table:table-cell>
          <table:table-cell office:value-type="float" office:value="3.16851118644068" calcext:value-type="float">
            <text:p>3.168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119545762712" calcext:value-type="float">
            <text:p>2.1912</text:p>
          </table:table-cell>
          <table:table-cell office:value-type="float" office:value="2.35982189830508" calcext:value-type="float">
            <text:p>2.35982</text:p>
          </table:table-cell>
          <table:table-cell office:value-type="float" office:value="3.23653830508475" calcext:value-type="float">
            <text:p>3.236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6929039548" calcext:value-type="float">
            <text:p>2.18769</text:p>
          </table:table-cell>
          <table:table-cell office:value-type="float" office:value="2.36981075706215" calcext:value-type="float">
            <text:p>2.36981</text:p>
          </table:table-cell>
          <table:table-cell office:value-type="float" office:value="3.16966454237288" calcext:value-type="float">
            <text:p>3.169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579206779661" calcext:value-type="float">
            <text:p>2.18579</text:p>
          </table:table-cell>
          <table:table-cell office:value-type="float" office:value="2.35115929943503" calcext:value-type="float">
            <text:p>2.35116</text:p>
          </table:table-cell>
          <table:table-cell office:value-type="float" office:value="3.14505572881356" calcext:value-type="float">
            <text:p>3.145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462928813559" calcext:value-type="float">
            <text:p>2.18463</text:p>
          </table:table-cell>
          <table:table-cell office:value-type="float" office:value="2.37002397740113" calcext:value-type="float">
            <text:p>2.37002</text:p>
          </table:table-cell>
          <table:table-cell office:value-type="float" office:value="3.23596447457627" calcext:value-type="float">
            <text:p>3.2359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28225988701" calcext:value-type="float">
            <text:p>2.18328</text:p>
          </table:table-cell>
          <table:table-cell office:value-type="float" office:value="2.33079141242938" calcext:value-type="float">
            <text:p>2.33079</text:p>
          </table:table-cell>
          <table:table-cell office:value-type="float" office:value="3.08075362711864" calcext:value-type="float">
            <text:p>3.080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59016949153" calcext:value-type="float">
            <text:p>2.17759</text:p>
          </table:table-cell>
          <table:table-cell office:value-type="float" office:value="2.36655593220339" calcext:value-type="float">
            <text:p>2.36656</text:p>
          </table:table-cell>
          <table:table-cell office:value-type="float" office:value="3.29822644067797" calcext:value-type="float">
            <text:p>3.298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757023728814" calcext:value-type="float">
            <text:p>2.32757</text:p>
          </table:table-cell>
          <table:table-cell office:value-type="float" office:value="2.08800763841808" calcext:value-type="float">
            <text:p>2.08801</text:p>
          </table:table-cell>
          <table:table-cell office:value-type="float" office:value="2.84368894915254" calcext:value-type="float">
            <text:p>2.843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2936280225989" calcext:value-type="float">
            <text:p>2.32936</text:p>
          </table:table-cell>
          <table:table-cell office:value-type="float" office:value="2.07687963841808" calcext:value-type="float">
            <text:p>2.07688</text:p>
          </table:table-cell>
          <table:table-cell office:value-type="float" office:value="2.84704840677966" calcext:value-type="float">
            <text:p>2.847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5" calcext:value-type="float">
            <text:p>5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4" calcext:value-type="float">
            <text:p>4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5" calcext:value-type="float">
            <text:p>5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4:04.701945570</dc:date>
    <meta:document-statistic meta:table-count="1" meta:cell-count="4636" meta:object-count="0"/>
    <meta:generator>LibreOffice/4.2.8.2$Linux_X86_64 LibreOffice_project/420m0$Build-2</meta:generator>
  </office:meta>
</office:document-meta>
</file>